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203cm" svg:stroke-color="#ff3333" draw:marker-start-width="0.813cm" draw:marker-end-width="0.813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Fine_20_Dashed" svg:stroke-width="0.152cm" svg:stroke-color="#3333ff" draw:marker-start-width="0.66cm" draw:marker-end-width="0.66cm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152cm" svg:stroke-color="#3333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9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9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10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11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9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9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2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9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2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9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9:36.983561055</dc:date>
    <dc:creator>elucterio </dc:creator>
    <meta:editing-duration>PT1H50M34S</meta:editing-duration>
    <meta:editing-cycles>13</meta:editing-cycles>
    <meta:generator>LibreOffice/4.2.8.2$Linux_X86_64 LibreOffice_project/420m0$Build-2</meta:generator>
    <meta:document-statistic meta:object-count="38"/>
  </office:meta>
</office:document-meta>
</file>